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3pt" style:font-size-asian="13pt" style:font-size-complex="13pt"/>
    </style:style>
    <style:style style:name="P2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fo:font-size="13pt" style:font-size-asian="13pt" style:font-size-complex="13pt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3pt" style:font-size-asian="13pt" style:font-size-complex="13pt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3pt" officeooo:paragraph-rsid="0006f61d" style:font-size-asian="13pt" style:font-size-complex="13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3pt" officeooo:rsid="00072bd7" officeooo:paragraph-rsid="00072bd7" style:font-size-asian="13pt" style:font-size-complex="13pt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3pt" officeooo:rsid="0008f328" officeooo:paragraph-rsid="0008f328" style:font-size-asian="13pt" style:font-size-complex="13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3pt" officeooo:rsid="0008f328" officeooo:paragraph-rsid="000ae8b0" style:font-size-asian="13pt" style:font-size-complex="13pt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font-size="13pt" officeooo:paragraph-rsid="0006f61d" style:font-size-asian="13pt" style:font-size-complex="13pt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font-size="13pt" officeooo:rsid="0008f328" officeooo:paragraph-rsid="0008f328" style:font-size-asian="13pt" style:font-size-complex="13pt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3pt" officeooo:rsid="00072bd7" officeooo:paragraph-rsid="0006f61d" style:font-size-asian="13pt" style:font-size-complex="13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3pt" officeooo:rsid="0008f328" officeooo:paragraph-rsid="000ae8b0" style:font-size-asian="13pt" style:font-size-complex="13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3pt" officeooo:rsid="0008f328" officeooo:paragraph-rsid="000d5941" style:font-size-asian="13pt" style:font-size-complex="13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3pt" officeooo:rsid="000cbb13" officeooo:paragraph-rsid="000cbb13" style:font-size-asian="13pt" style:font-size-complex="13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fo:font-size="13pt" officeooo:rsid="0008f328" officeooo:paragraph-rsid="000ae8b0" style:font-size-asian="13pt" style:font-size-complex="13pt"/>
    </style:style>
    <style:style style:name="T1" style:family="text">
      <style:text-properties officeooo:rsid="0006d10d"/>
    </style:style>
    <style:style style:name="T2" style:family="text">
      <style:text-properties officeooo:rsid="0006f61d"/>
    </style:style>
    <style:style style:name="T3" style:family="text">
      <style:text-properties officeooo:rsid="00072bd7"/>
    </style:style>
    <style:style style:name="T4" style:family="text">
      <style:text-properties officeooo:rsid="0008f328"/>
    </style:style>
    <style:style style:name="T5" style:family="text">
      <style:text-properties officeooo:rsid="0009632c"/>
    </style:style>
    <style:style style:name="T6" style:family="text">
      <style:text-properties officeooo:rsid="000ad518"/>
    </style:style>
    <style:style style:name="T7" style:family="text">
      <style:text-properties officeooo:rsid="000cbb13"/>
    </style:style>
    <style:style style:name="T8" style:family="text">
      <style:text-properties officeooo:rsid="000cbfe1"/>
    </style:style>
    <style:style style:name="T9" style:family="text">
      <style:text-properties officeooo:rsid="000d59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</text:span>. Bản chất tấm ảnh</text:p>
      <text:p text:style-name="P1">1. Các phép biến đổi trên ảnh</text:p>
      <text:p text:style-name="P2">- Biến đổi từng điểm ảnh <text:span text:style-name="T1">(pixel)</text:span></text:p>
      <text:p text:style-name="P2">- Biến đổi vùng cục bộ <text:span text:style-name="T1">(local)</text:span></text:p>
      <text:p text:style-name="P2">- Biến đổi vùng toàn cục <text:span text:style-name="T1">(global)</text:span></text:p>
      <text:p text:style-name="P1">2. Một số đặc trưng cơ bản</text:p>
      <text:p text:style-name="P2">- Đặc trưng toàn cục: histogram</text:p>
      <text:p text:style-name="P2">- Đặc trưng cục bộ: SIFT</text:p>
      <text:p text:style-name="P1">3. Một số ứng dụng:</text:p>
      <text:p text:style-name="P2">- Photoshop</text:p>
      <text:p text:style-name="P2">- Phát hiện đối tượng mẫu trong ảnh</text:p>
      <text:p text:style-name="P2">- Hệ thống truy vấn ảnh</text:p>
      <text:p text:style-name="P3"/>
      <text:p text:style-name="P8"><text:span text:style-name="T1">0</text:span>. Bản chất tấm ảnh</text:p>
      <text:p text:style-name="P4">- Ánh sáng chiếu vào vật →<text:span text:style-name="T2"> phản xạ vào mắt người</text:span></text:p>
      <text:p text:style-name="P4">- Ảnh thực tế: analog <text:span text:style-name="T2">(liên tục) → Ảnh trên máy tính: digital (rời rạc)</text:span></text:p>
      <text:p text:style-name="P4">- Cách thức: chia vùng liên tục thành nhiều phần, mỗi phần lấy giá trị trung bình hoặc giá trị tại tâm để đặc trưng cho vùng đó →<text:span text:style-name="T3"> hữu hạn các vùng =&gt; sampling hay quantization</text:span></text:p>
      <text:p text:style-name="P4">- Ảnh trên máy tính: ma trận 2 chiều các tế bào mang thông tin màu →<text:span text:style-name="T3"> pixel</text:span></text:p>
      <text:p text:style-name="P4">- Sampling càng nhiều <text:span text:style-name="T3">=&gt; ảnh càng rõ nét, chân thật</text:span></text:p>
      <text:p text:style-name="P4">- Độ phân giải: số lượng pixel</text:p>
      <text:p text:style-name="P4">- Độ sáng tối cũng có thể lượng tử hóa →<text:span text:style-name="T3"> 0 (tối) – 255 (sáng)</text:span></text:p>
      <text:p text:style-name="P4">- Kênh màu: một màu có thể được kết hợp bởi tổ hợp nhiều màu cơ bản ở các mức độ sáng tối khác nhau</text:p>
      <text:p text:style-name="P10">+ RGB: đỏ (red), lục (green), lam (blue)</text:p>
      <text:p text:style-name="P6">+ CMYK: lam (cyan), tím (magenta), vàng (yellow), đen (key)</text:p>
      <text:p text:style-name="P5">+ HSV: màu <text:span text:style-name="T4">(hue), bão hòa (saturation), giá trị (value)</text:span></text:p>
      <text:p text:style-name="P5">- <text:span text:style-name="T4">Lấy mẫu theo trục x: sampling, theo trục y: quantization</text:span></text:p>
      <text:p text:style-name="P6"/>
      <text:p text:style-name="P6">Bài tập: đọc tấm ảnh, in ra màn hình</text:p>
      <text:p text:style-name="P9">1. Các phép biến đổi cơ bản:</text:p>
      <text:p text:style-name="P6">Ảnh có thể xem như một hàm F<text:span text:style-name="T5">(x,y).</text:span></text:p>
      <text:p text:style-name="P6">Biến đổi tức tạo ảnh F’<text:span text:style-name="T5">(x, y) = T[F(x,y)]</text:span></text:p>
      <text:p text:style-name="P6">Điểm ảnh: <text:span text:style-name="T5">F’(i,j) chỉ phụ thuộc vào F(i,j), với mọi i, j</text:span></text:p>
      <text:p text:style-name="P6">Vùng: F’<text:span text:style-name="T5">(i, j) phụ thuộc vào F(i +/- m, j +/- n) với mọi i, j; m, n thuộc Z</text:span></text:p>
      <text:p text:style-name="P6">Ví dụ: F’<text:span text:style-name="T5">(i, j) = 1/9 tổng{i – 1 → i+1} tổng {j – 1 → j + 1} F(m, n)</text:span></text:p>
      <text:p text:style-name="P6"/>
      <text:p text:style-name="P6">Bài tập:</text:p>
      <text:p text:style-name="P6">- Đọc ảnh</text:p>
      <text:p text:style-name="P6">- Tăng độ sáng</text:p>
      <text:p text:style-name="P6">- Thử các kernel</text:p>
      <text:p text:style-name="P6"/>
      <text:p text:style-name="P6">Histogram ảnh: </text:p>
      <text:p text:style-name="P6">- Độ tương phản: độ rải độ sáng tối, càng rải thì tương phản càng cao</text:p>
      <text:p text:style-name="P6">- Mong muốn độ tương phản cao →<text:span text:style-name="T6"> histogram equalization</text:span></text:p>
      <text:p text:style-name="P6"/>
      <text:p text:style-name="P7">Bài tập:</text:p>
      <text:p text:style-name="P7">- Vẽ biểu đồ histogram</text:p>
      <text:p text:style-name="P7">- Cài thuật toán cân bằng histogram</text:p>
      <text:p text:style-name="P14">Vấn đề:</text:p>
      <text:p text:style-name="P12">- geometric invariant:</text:p>
      <text:p text:style-name="P12"><text:span text:style-name="T9">+ </text:span>scale invariant <text:span text:style-name="T7">(kích thước)</text:span></text:p>
      <text:p text:style-name="P7"><text:span text:style-name="T9">+ </text:span>rotation invariant <text:span text:style-name="T7">(quay)</text:span></text:p>
      <text:p text:style-name="P7"><text:span text:style-name="T9">+ </text:span>translation invariant <text:span text:style-name="T7">(tịnh tiến)</text:span></text:p>
      <text:p text:style-name="P7">- photometric invariant:</text:p>
      <text:p text:style-name="P7"><text:span text:style-name="T9">+</text:span> <text:span text:style-name="T8">illumination invariant (ánh sáng)</text:span></text:p>
      <text:p text:style-name="P13"/>
      <text:p text:style-name="P13">Giải pháp: sử dụng đặc trưng cục bộ (local feature)</text:p>
      <text:p text:style-name="P13"/>
      <text:p text:style-name="P13">Tìm =&gt; mô tả điểm đặc trưng (interest poi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9:40:04.848605679</meta:creation-date>
    <dc:date>2019-03-02T10:42:57.857442368</dc:date>
    <meta:editing-duration>PT41M2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51" meta:word-count="442" meta:character-count="2015" meta:non-whitespace-character-count="1620"/>
  </office:meta>
</office:document-meta>
</file>